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988*"/>
    </style:style>
    <style:style style:name="Table1.B" style:family="table-column">
      <style:table-column-properties style:column-width="1.6924in" style:rel-column-width="2437*"/>
    </style:style>
    <style:style style:name="Table1.C" style:family="table-column">
      <style:table-column-properties style:column-width="4.3146in" style:rel-column-width="62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eb52" officeooo:paragraph-rsid="0017eb52"/>
    </style:style>
    <style:style style:name="P2" style:family="paragraph" style:parent-style-name="Standard">
      <style:text-properties officeooo:rsid="0019c235" officeooo:paragraph-rsid="0019c235"/>
    </style:style>
    <style:style style:name="P3" style:family="paragraph" style:parent-style-name="Table_20_Contents">
      <style:text-properties officeooo:rsid="0017eb52" officeooo:paragraph-rsid="0017eb5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9c235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roposal <text:span text:style-name="T3">for Controlling Animation</text:span></text:p>
      <text:p text:style-name="P1">Yupeng Wu</text:p>
      <text:p text:style-name="P2">CPSC 8110</text:p>
      <text:p text:style-name="P1">1. Description</text:p>
      <text:p text:style-name="P1"/>
      <text:p text:style-name="P1">2. Goal</text:p>
      <text:p text:style-name="P1">3. Method</text:p>
      <text:p text:style-name="P1">3.1 Paper</text:p>
      <text:p text:style-name="P1">3.2 Database</text:p>
      <text:p text:style-name="P1">4. Issues</text:p>
      <text:p text:style-name="P1">5. Schedu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ek 1</text:p>
          </table:table-cell>
          <table:table-cell table:style-name="Table1.A1" office:value-type="string">
            <text:p text:style-name="P3">March 19<text:span text:style-name="T1">th </text:span>– March 25<text:span text:style-name="T1">th</text:span>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Week 2</text:p>
          </table:table-cell>
          <table:table-cell table:style-name="Table1.A2" office:value-type="string">
            <text:p text:style-name="P3">March 26<text:span text:style-name="T1">th</text:span><text:span text:style-name="T1"> </text:span>– April <text:s text:c="2"/>1<text:span text:style-name="T1">st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Week 3</text:p>
          </table:table-cell>
          <table:table-cell table:style-name="Table1.A2" office:value-type="string">
            <text:p text:style-name="P3">April <text:s text:c="2"/>2<text:span text:style-name="T1">nd</text:span> <text:s/>– April <text:s text:c="2"/>8<text:span text:style-name="T1">th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Week 4</text:p>
          </table:table-cell>
          <table:table-cell table:style-name="Table1.A2" office:value-type="string">
            <text:p text:style-name="P3">April <text:s text:c="2"/>9<text:span text:style-name="T1">th <text:s text:c="3"/></text:span>– April <text:s text:c="2"/>15<text:span text:style-name="T1">th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Week 5</text:p>
          </table:table-cell>
          <table:table-cell table:style-name="Table1.A2" office:value-type="string">
            <text:p text:style-name="P3">April 16<text:span text:style-name="T1">th</text:span> <text:s/>– April <text:s text:c="2"/>22<text:span text:style-name="T1">nd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Week 6</text:p>
          </table:table-cell>
          <table:table-cell table:style-name="Table1.A2" office:value-type="string">
            <text:p text:style-name="P3">April 23<text:span text:style-name="T1">rd <text:s/></text:span><text:s/>– April <text:s text:c="2"/>29<text:span text:style-name="T1">th</text:span>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Week <text:span text:style-name="T3">7</text:span></text:p>
          </table:table-cell>
          <table:table-cell table:style-name="Table1.A2" office:value-type="string">
            <text:p text:style-name="P3">April 30<text:span text:style-name="T1">th</text:span> <text:s/>– May <text:s text:c="3"/>2<text:span text:style-name="T1">nd</text:span> </text:p>
          </table:table-cell>
          <table:table-cell table:style-name="Table1.C2" office:value-type="string">
            <text:p text:style-name="P3">Presentation</text:p>
          </table:table-cell>
        </table:table-row>
      </table:table>
      <text:p text:style-name="P1"/>
      <text:p text:style-name="P1">6. Referen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20:22.368201293</meta:creation-date>
    <dc:date>2018-03-15T18:42:52.992325778</dc:date>
    <meta:editing-duration>PT6M50S</meta:editing-duration>
    <meta:editing-cycles>1</meta:editing-cycles>
    <meta:document-statistic meta:table-count="1" meta:image-count="0" meta:object-count="0" meta:page-count="1" meta:paragraph-count="26" meta:word-count="68" meta:character-count="378" meta:non-whitespace-character-count="302"/>
    <meta:generator>LibreOffice/5.1.6.2$Linux_X86_64 LibreOffice_project/10m0$Build-2</meta:generator>
  </office:meta>
</office:document-meta>
</file>